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d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Amou</text:span><text:span text:style-name="T3"><text:tab/></text:span><text:span text:style-name="T2">Prénom : </text:span><text:span text:style-name="T1">BIBICHE</text:span></text:p>
      <text:p text:style-name="P3">Date de naissance : </text:p>
      <text:p text:style-name="P2"/>
      <text:p text:style-name="P4">Date de demande de l'examen : <text:span text:style-name="T1">11 Avril 2017</text:span></text:p>
      <text:p text:style-name="P4">Nom du prescripteur : <text:span text:style-name="T4">DR OLGA</text:span><text:tab/></text:p>
      <text:p text:style-name="P4">Nom du service prescripteur de l'examen : <text:span text:style-name="T4">GYNECO</text:span><text:tab/></text:p>
      <text:p text:style-name="Heading_20_2"/>
      <text:p text:style-name="Heading_20_2">Test urinaire</text:p>
      <text:list xml:id="list5605481669120527960" text:style-name="L1">
        <text:list-item>
          <text:p text:style-name="P5">Examen direct Diplocoque : <text:tab/></text:p>
        </text:list-item>
      </text:list>
      <text:p text:style-name="Heading_20_2">Test rapide</text:p>
      <text:list xml:id="list101539608447108" text:style-name="L1">
        <text:list-item>
          <text:p text:style-name="P5">Test rapide syphilis : <text:span text:style-name="T4">NEGATIF</text:span><text:tab/></text:p>
        </text:list-item>
      </text:list>
      <text:list xml:id="list101539668790664" text:style-name="L1">
        <text:list-item>
          <text:p text:style-name="P5">Test chlamydia : <text:span text:style-name="T4">NEGATIF</text:span><text:tab/></text:p>
        </text:list-item>
      </text:list>
      <text:list xml:id="list101539385915385" text:style-name="L1">
        <text:list-item>
          <text:p text:style-name="P5">Dépistage VIH test 1 : <text:span text:style-name="T4">NON REACTIF</text:span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11T10:18:58.187026404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12" meta:word-count="66" meta:character-count="359" meta:non-whitespace-character-count="301"/>
  </office:meta>
</office:document-meta>
</file>